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712cm" fo:min-width="9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5.5cm" svg:x="4.25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2" draw:layer="layout" svg:x1="4.25cm" svg:y1="4.5cm" svg:x2="18.25cm" svg:y2="4.5cm">
          <text:p/>
        </draw:line>
        <draw:line draw:style-name="gr3" draw:text-style-name="P3" draw:layer="layout" svg:x1="3cm" svg:y1="26.25cm" svg:x2="19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08:50:59.768000000</meta:creation-date>
    <dc:date>2022-09-13T08:52:00.996000000</dc:date>
    <meta:editing-duration>PT1M1S</meta:editing-duration>
    <meta:editing-cycles>1</meta:editing-cycles>
    <meta:document-statistic meta:object-count="3"/>
    <meta:generator>LibreOffice/7.4.0.3$Windows_X86_64 LibreOffice_project/f85e47c08ddd19c015c0114a68350214f7066f5a</meta:generator>
  </office:meta>
</office:document-meta>
</file>